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10f887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14419f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2a8bb" officeooo:paragraph-rsid="0012a8b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1e36"/>
    </style:style>
    <style:style style:name="T3" style:family="text">
      <style:text-properties officeooo:rsid="0012e743"/>
    </style:style>
    <style:style style:name="T4" style:family="text">
      <style:text-properties officeooo:rsid="00144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ublic class</text:span> <text:span text:style-name="T4">Manager</text:span>Authorizer </text:p>
      <text:p text:style-name="P2"><text:span text:style-name="T1"><text:s text:c="15"/>implements</text:span> Authorizer&lt;<text:span text:style-name="T4">ManagersOnly</text:span>&gt; {</text:p>
      <text:p text:style-name="P2"><text:s text:c="2"/><text:span text:style-name="T1">public</text:span> <text:span text:style-name="T1">Boolean</text:span> authorize( AuthorizationContext ctx, </text:p>
      <text:p text:style-name="P4"><text:s text:c="28"/><text:span text:style-name="T4">ManagersOnly mo</text:span> ) {</text:p>
      <text:p text:style-name="P1"><text:s text:c="4"/>Set&lt;String&gt; roles = ctx.subject(“roles”);</text:p>
      <text:p text:style-name="P1"><text:s text:c="4"/>//retrieve other relevant information from ctx</text:p>
      <text:p text:style-name="P1"><text:s text:c="4"/><text:span text:style-name="T1">return</text:span> // <text:span text:style-name="T4">managers</text:span> authorization logic;</text:p>
      <text:p text:style-name="P1"><text:s text:c="2"/>}</text:p>
      <text:p text:style-name="P1">}</text:p>
      <text:p text:style-name="P5"><text:span text:style-name="T1">public class</text:span> WithinFacilitiesAuthorizer</text:p>
      <text:p text:style-name="P5"><text:s text:c="15"/><text:span text:style-name="T1">implements</text:span> Authorizer&lt;WithinHQ&gt; {</text:p>
      <text:p text:style-name="P5"><text:s text:c="2"/><text:span text:style-name="T1">public Boolean</text:span> authorize( AuthorizationContext ctx,</text:p>
      <text:p text:style-name="P5"><text:s text:c="28"/>WithinHQ w ) {</text:p>
      <text:p text:style-name="P5"><text:s text:c="6"/>Map&lt;String&gt; coordinates = ctx.subject(“posit”);</text:p>
      <text:p text:style-name="P5"><text:s text:c="6"/><text:span text:style-name="T2">//retrieve other relevant information from ctx</text:span></text:p>
      <text:p text:style-name="P5"><text:s text:c="6"/><text:span text:style-name="T1">return</text:span> // authorize based on subject coordinates</text:p>
      <text:p text:style-name="P5"><text:s text:c="2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7T21:37:04.173795206</dc:date>
    <meta:editing-duration>PT27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66" meta:character-count="671" meta:non-whitespace-character-count="497"/>
  </office:meta>
</office:document-meta>
</file>